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Bold" svg:font-family="'Helvetica Neue Bold', helvetica, sans-serif"/>
    <style:font-face style:name="Miller Display Italic" svg:font-family="'Miller Display Italic', georgia, serif"/>
    <style:font-face style:name="Miller Display Roman" svg:font-family="'Miller Display Roman', georgia,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margin-left="0in" fo:margin-right="0in" fo:margin-top="0in" fo:margin-bottom="0in" fo:text-indent="0in" style:auto-text-indent="false" fo:padding="0in" fo:border="none"/>
      <style:text-properties style:font-name="Helvetica Neue Bold" fo:font-weight="normal"/>
    </style:style>
    <style:style style:name="P2" style:family="paragraph" style:parent-style-name="Text_20_body">
      <style:paragraph-properties fo:margin-left="0in" fo:margin-right="0in" fo:margin-top="0in" fo:margin-bottom="0.3646in" fo:text-indent="0in" style:auto-text-indent="false" fo:padding="0in" fo:border="none"/>
      <style:text-properties style:font-name="Miller Display Roman"/>
    </style:style>
    <style:style style:name="P3" style:family="paragraph" style:parent-style-name="Text_20_body">
      <style:paragraph-properties fo:margin-left="0in" fo:margin-right="0in" fo:margin-top="0in" fo:margin-bottom="0in" fo:text-indent="0in" style:auto-text-indent="false" fo:padding="0in" fo:border="none"/>
    </style:style>
    <style:style style:name="P4" style:family="paragraph" style:parent-style-name="Text_20_body">
      <style:paragraph-properties fo:margin-left="0in" fo:margin-right="0in" fo:margin-top="0in" fo:margin-bottom="0in" fo:text-indent="0in" style:auto-text-indent="false" fo:padding="0in" fo:border="none"/>
      <style:text-properties style:font-name="Miller Display Roman"/>
    </style:style>
    <style:style style:name="T1" style:family="text">
      <style:text-properties fo:font-variant="normal" fo:text-transform="none" style:font-name="Miller Display Italic" fo:font-style="normal"/>
    </style:style>
    <style:style style:name="T2" style:family="text">
      <style:text-properties fo:color="#ec412e" style:text-line-through-style="none" style:font-name="Miller Display Roman" style:text-underline-style="none" style:text-blinking="false"/>
    </style:style>
    <style:style style:name="T3" style:family="text">
      <style:text-properties style:font-name="Miller Display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span text:style-name="T3">Our list of the World’s Greatest Leaders, for the second year in a row, excludes the current President.</text:span></text:h>
      <text:p text:style-name="P3"><text:span text:style-name="T3">I grew up at a time when the President of the United States was routinely, and without irony, referred to as “the Leader of the Free World.” So it is disturbing to publish a list of the</text:span><text:a xlink:type="simple" xlink:href="http://fortune.com/worlds-greatest-leaders"><text:span text:style-name="T2">World’s Greatest Leaders</text:span></text:a><text:span text:style-name="T3"> that, for the second year in a row, excludes the current President.</text:span></text:p>
      <text:p text:style-name="P3"><text:span text:style-name="T3">This isn’t a political statement. </text:span><text:span text:style-name="T1">Fortune,</text:span><text:span text:style-name="T3"> like most of its readers, celebrates practical success, not ideological rigor. My own politics are militantly centrist, and I have a presidential voting record that has ricocheted between parties as their standard bearers have alternately seduced and disillusioned. I voted for Barack Obama in 2008 largely because of his call to unite blue states and red states behind a politics of hope. But it hasn’t happened. At home our politics are as divided—and our federal government is as dysfunctional—as they were when he took office. Abroad, the record is worse. Many wise foreign-policy analysts believe the President’s public waffling on Syria not only fed the terrorism of the Islamic State, but also emboldened thugs around the world—</text:span><text:a xlink:type="simple" xlink:href="http://fortune.com/2015/03/26/vladimir-putin-power/"><text:span text:style-name="T2">notably Vladimir Putin</text:span></text:a><text:span text:style-name="T3">. The President has dismissed their criticism by saying he is “less concerned about style points.” But when it comes to leadership, style matters.</text:span></text:p>
      <text:p text:style-name="P4">In his book <text:span text:style-name="T1">On Becoming a Leader,</text:span> the late Warren Bennis said the differences between leaders and managers are “the differences between those who master the context and those who surrender to it.” It’s a good distinction. Faced with difficult circumstances, President Obama has surrendered.</text:p>
      <text:p text:style-name="P2">Defenders of the President will argue that he had no choice. Rising partisanship, increased public cynicism, and an unrelenting 24-hour, social-media-driven news cycle have made leadership at home all but impossible. And a multipolar world without effective multilateral institutions makes leadership abroad equally problematic.</text:p>
      <text:p text:style-name="P4">But at <text:span text:style-name="T1">Fortune</text:span> we don’t buy this argument. Nor do we share the “Where have all the leaders gone?” lament. With the help of a distinguished group of advisers, we have identified more than 50 women and men who have demonstrated superior leadership on the world stage, in government, business, nonprofits, and the arts. To be sure, most of them haven’t faced the kind of complex political and geostrategic challenges that President Obama faces. But each, in his or her own way, has been through the crucible of leadership and triumphed. Each has mastered context. Together, their stories give us hop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Bold" svg:font-family="'Helvetica Neue Bold', helvetica, sans-serif"/>
    <style:font-face style:name="Miller Display Italic" svg:font-family="'Miller Display Italic', georgia, serif"/>
    <style:font-face style:name="Miller Display Roman" svg:font-family="'Miller Display Roman', georgia,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10S</meta:editing-duration>
    <meta:editing-cycles>3</meta:editing-cycles>
    <meta:generator>OpenOffice.org/3.4.1$Win32 OpenOffice.org_project/341m1$Build-9593</meta:generator>
    <dc:date>2015-05-18T00:53:55.11</dc:date>
    <meta:document-statistic meta:table-count="0" meta:image-count="0" meta:object-count="0" meta:page-count="1" meta:paragraph-count="6" meta:word-count="407" meta:character-count="2542"/>
    <meta:user-defined meta:name="Info 1"/>
    <meta:user-defined meta:name="Info 2"/>
    <meta:user-defined meta:name="Info 3"/>
    <meta:user-defined meta:name="Info 4"/>
  </office:meta>
</office:document-meta>
</file>